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21bdad"/>
    </style:style>
    <style:style style:name="P2" style:family="paragraph" style:parent-style-name="Text_20_body">
      <style:text-properties officeooo:paragraph-rsid="001ae9af"/>
    </style:style>
    <style:style style:name="P3" style:family="paragraph" style:parent-style-name="Text_20_body">
      <style:text-properties officeooo:paragraph-rsid="001d889d"/>
    </style:style>
    <style:style style:name="P4" style:family="paragraph" style:parent-style-name="Text_20_body">
      <style:text-properties officeooo:paragraph-rsid="001e3943"/>
    </style:style>
    <style:style style:name="P5" style:family="paragraph" style:parent-style-name="Text_20_body">
      <style:text-properties officeooo:rsid="001e3943" officeooo:paragraph-rsid="001e3943"/>
    </style:style>
    <style:style style:name="P6" style:family="paragraph" style:parent-style-name="Text_20_body">
      <style:text-properties officeooo:rsid="001ae9af" officeooo:paragraph-rsid="001ae9af"/>
    </style:style>
    <style:style style:name="P7" style:family="paragraph" style:parent-style-name="Text_20_body">
      <style:paragraph-properties fo:text-align="center" style:justify-single-word="false"/>
      <style:text-properties officeooo:rsid="001fee05" officeooo:paragraph-rsid="001fee05"/>
    </style:style>
    <style:style style:name="P8" style:family="paragraph" style:parent-style-name="Text_20_body">
      <style:paragraph-properties fo:text-align="center" style:justify-single-word="false"/>
      <style:text-properties officeooo:rsid="001fee05" officeooo:paragraph-rsid="002f08b8"/>
    </style:style>
    <style:style style:name="P9" style:family="paragraph" style:parent-style-name="Text_20_body">
      <style:text-properties officeooo:rsid="00262419" officeooo:paragraph-rsid="00262419"/>
    </style:style>
    <style:style style:name="P10" style:family="paragraph" style:parent-style-name="Text_20_body">
      <style:text-properties officeooo:paragraph-rsid="001bd439"/>
    </style:style>
    <style:style style:name="P11" style:family="paragraph" style:parent-style-name="Text_20_body">
      <style:text-properties officeooo:rsid="002e7317" officeooo:paragraph-rsid="002e7317"/>
    </style:style>
    <style:style style:name="P12" style:family="paragraph" style:parent-style-name="Text_20_body">
      <style:paragraph-properties fo:text-align="center" style:justify-single-word="false"/>
      <style:text-properties officeooo:rsid="002e7317" officeooo:paragraph-rsid="002e7317"/>
    </style:style>
    <style:style style:name="P13" style:family="paragraph" style:parent-style-name="Text_20_body">
      <style:paragraph-properties fo:text-align="start" style:justify-single-word="false"/>
      <style:text-properties officeooo:paragraph-rsid="002d5371"/>
    </style:style>
    <style:style style:name="P14" style:family="paragraph" style:parent-style-name="Text_20_body">
      <style:paragraph-properties fo:text-align="start" style:justify-single-word="false"/>
      <style:text-properties officeooo:paragraph-rsid="002f08b8"/>
    </style:style>
    <style:style style:name="P15" style:family="paragraph" style:parent-style-name="Text_20_body">
      <style:text-properties officeooo:paragraph-rsid="0023bd92"/>
    </style:style>
    <style:style style:name="P16" style:family="paragraph" style:parent-style-name="Text_20_body">
      <style:text-properties officeooo:rsid="0023bd92" officeooo:paragraph-rsid="0023bd92"/>
    </style:style>
    <style:style style:name="P17" style:family="paragraph" style:parent-style-name="Text_20_body">
      <style:text-properties officeooo:rsid="001d889d" officeooo:paragraph-rsid="002f08b8"/>
    </style:style>
    <style:style style:name="P18" style:family="paragraph" style:parent-style-name="Text_20_body">
      <style:text-properties officeooo:paragraph-rsid="0030cfb0"/>
    </style:style>
    <style:style style:name="P19" style:family="paragraph" style:parent-style-name="Text_20_body">
      <style:text-properties officeooo:paragraph-rsid="00316022"/>
    </style:style>
    <style:style style:name="P20" style:family="paragraph" style:parent-style-name="Text_20_body">
      <style:text-properties officeooo:rsid="0033340f" officeooo:paragraph-rsid="0033340f"/>
    </style:style>
    <style:style style:name="P21" style:family="paragraph" style:parent-style-name="Text_20_body">
      <style:text-properties officeooo:rsid="00304c27" officeooo:paragraph-rsid="00304c27"/>
    </style:style>
    <style:style style:name="P22" style:family="paragraph" style:parent-style-name="Text_20_body">
      <style:text-properties officeooo:rsid="0030cfb0" officeooo:paragraph-rsid="0030cfb0"/>
    </style:style>
    <style:style style:name="P23" style:family="paragraph" style:parent-style-name="Text_20_body">
      <style:text-properties officeooo:rsid="00316022" officeooo:paragraph-rsid="00316022"/>
    </style:style>
    <style:style style:name="P24" style:family="paragraph" style:parent-style-name="Heading">
      <style:text-properties fo:font-size="18pt" fo:font-weight="bold" officeooo:rsid="001a752f" officeooo:paragraph-rsid="001a752f" style:font-size-asian="18pt" style:font-weight-asian="bold" style:font-size-complex="18pt" style:font-weight-complex="bold"/>
    </style:style>
    <style:style style:name="P25" style:family="paragraph" style:parent-style-name="Text_20_body" style:list-style-name="L1">
      <style:text-properties officeooo:rsid="00304c27" officeooo:paragraph-rsid="00304c27"/>
    </style:style>
    <style:style style:name="P26" style:family="paragraph" style:parent-style-name="Text_20_body">
      <style:text-properties officeooo:rsid="00262419" officeooo:paragraph-rsid="002e7317"/>
    </style:style>
    <style:style style:name="P27" style:family="paragraph" style:parent-style-name="Text_20_body">
      <style:text-properties officeooo:paragraph-rsid="0037d675"/>
    </style:style>
    <style:style style:name="P28" style:family="paragraph" style:parent-style-name="Text_20_body">
      <style:paragraph-properties fo:text-align="center" style:justify-single-word="false"/>
      <style:text-properties fo:font-size="12pt" officeooo:paragraph-rsid="0037d675" style:font-size-asian="12pt" style:font-size-complex="12pt"/>
    </style:style>
    <style:style style:name="P29" style:family="paragraph" style:parent-style-name="Text_20_body">
      <style:text-properties officeooo:paragraph-rsid="0037dc6a"/>
    </style:style>
    <style:style style:name="P30" style:family="paragraph" style:parent-style-name="Text_20_body">
      <style:paragraph-properties fo:text-align="center" style:justify-single-word="false"/>
      <style:text-properties officeooo:paragraph-rsid="0037d675"/>
    </style:style>
    <style:style style:name="P31" style:family="paragraph" style:parent-style-name="Text_20_body">
      <style:paragraph-properties fo:text-align="center" style:justify-single-word="false"/>
      <style:text-properties officeooo:paragraph-rsid="003987e2"/>
    </style:style>
    <style:style style:name="P32" style:family="paragraph" style:parent-style-name="Text_20_body">
      <style:text-properties officeooo:paragraph-rsid="003987e2"/>
    </style:style>
    <style:style style:name="P33" style:family="paragraph" style:parent-style-name="Heading_20_1">
      <style:text-properties officeooo:rsid="001a752f" officeooo:paragraph-rsid="001a752f"/>
    </style:style>
    <style:style style:name="P34" style:family="paragraph" style:parent-style-name="Heading_20_1">
      <style:text-properties officeooo:rsid="001fee05" officeooo:paragraph-rsid="001fee05"/>
    </style:style>
    <style:style style:name="P35" style:family="paragraph" style:parent-style-name="Heading_20_1" style:list-style-name="">
      <style:text-properties officeooo:paragraph-rsid="0037d675"/>
    </style:style>
    <style:style style:name="P36" style:family="paragraph" style:parent-style-name="Heading_20_1">
      <style:paragraph-properties fo:break-before="page"/>
      <style:text-properties officeooo:rsid="0030cfb0"/>
    </style:style>
    <style:style style:name="P37" style:family="paragraph" style:parent-style-name="Heading_20_1">
      <style:paragraph-properties fo:break-before="page"/>
      <style:text-properties officeooo:paragraph-rsid="0037d675"/>
    </style:style>
    <style:style style:name="P38" style:family="paragraph" style:parent-style-name="Heading_20_2">
      <style:text-properties officeooo:rsid="001d889d" officeooo:paragraph-rsid="001d889d"/>
    </style:style>
    <style:style style:name="P39" style:family="paragraph" style:parent-style-name="Heading_20_2">
      <style:text-properties officeooo:rsid="001a752f" officeooo:paragraph-rsid="001a752f"/>
    </style:style>
    <style:style style:name="P40" style:family="paragraph" style:parent-style-name="Heading_20_2">
      <style:text-properties officeooo:rsid="001fee05" officeooo:paragraph-rsid="001fee05"/>
    </style:style>
    <style:style style:name="P41" style:family="paragraph" style:parent-style-name="Heading_20_2">
      <style:text-properties officeooo:rsid="0030cfb0" officeooo:paragraph-rsid="0030cfb0"/>
    </style:style>
    <style:style style:name="P42" style:family="paragraph" style:parent-style-name="Heading_20_2">
      <style:text-properties officeooo:rsid="00316022" officeooo:paragraph-rsid="00316022"/>
    </style:style>
    <style:style style:name="P43" style:family="paragraph" style:parent-style-name="Heading_20_2">
      <style:text-properties officeooo:paragraph-rsid="0037d675"/>
    </style:style>
    <style:style style:name="P44" style:family="paragraph" style:parent-style-name="Heading_20_2">
      <style:text-properties officeooo:paragraph-rsid="0038d34b"/>
    </style:style>
    <style:style style:name="T1" style:family="text">
      <style:text-properties officeooo:rsid="0033340f"/>
    </style:style>
    <style:style style:name="T2" style:family="text">
      <style:text-properties officeooo:rsid="001a752f"/>
    </style:style>
    <style:style style:name="T3" style:family="text">
      <style:text-properties officeooo:rsid="001ae9af"/>
    </style:style>
    <style:style style:name="T4" style:family="text">
      <style:text-properties officeooo:rsid="001bd439"/>
    </style:style>
    <style:style style:name="T5" style:family="text">
      <style:text-properties officeooo:rsid="001d889d"/>
    </style:style>
    <style:style style:name="T6" style:family="text">
      <style:text-properties officeooo:rsid="001e3943"/>
    </style:style>
    <style:style style:name="T7" style:family="text">
      <style:text-properties officeooo:rsid="0022e5bb"/>
    </style:style>
    <style:style style:name="T8" style:family="text">
      <style:text-properties officeooo:rsid="0023bd92"/>
    </style:style>
    <style:style style:name="T9" style:family="text">
      <style:text-properties officeooo:rsid="00262419"/>
    </style:style>
    <style:style style:name="T10" style:family="text">
      <style:text-properties officeooo:rsid="002985a1"/>
    </style:style>
    <style:style style:name="T11" style:family="text">
      <style:text-properties officeooo:rsid="002d5371"/>
    </style:style>
    <style:style style:name="T12" style:family="text">
      <style:text-properties officeooo:rsid="002e7317"/>
    </style:style>
    <style:style style:name="T13" style:family="text">
      <style:text-properties officeooo:rsid="00304c27"/>
    </style:style>
    <style:style style:name="T14" style:family="text">
      <style:text-properties officeooo:rsid="0030cfb0"/>
    </style:style>
    <style:style style:name="T15" style:family="text">
      <style:text-properties officeooo:rsid="00316022"/>
    </style:style>
    <style:style style:name="T16" style:family="text">
      <style:text-properties officeooo:rsid="0034b1e7"/>
    </style:style>
    <style:style style:name="T17" style:family="text">
      <style:text-properties officeooo:rsid="00378487"/>
    </style:style>
    <style:style style:name="T18" style:family="text">
      <style:text-properties officeooo:rsid="0037d675"/>
    </style:style>
    <style:style style:name="T19" style:family="text">
      <style:text-properties officeooo:rsid="0016bfac"/>
    </style:style>
    <style:style style:name="T20" style:family="text">
      <style:text-properties officeooo:rsid="0037dc6a"/>
    </style:style>
    <style:style style:name="T21" style:family="text">
      <style:text-properties officeooo:rsid="0038d34b"/>
    </style:style>
    <style:style style:name="T22" style:family="text">
      <style:text-properties officeooo:rsid="003987e2"/>
    </style:style>
    <style:style style:name="fr1" style:family="graphic" style:parent-style-name="OLE">
      <style:graphic-properties style:vertical-pos="top" style:vertical-rel="baseline" style:horizontal-pos="center" style:horizontal-rel="paragraph" draw:ole-draw-aspect="1"/>
    </style:style>
    <style:style style:name="fr2" style:family="graphic" style:parent-style-name="OLE">
      <style:graphic-properties style:vertical-pos="from-top" style:horizontal-pos="center" style:horizontal-rel="paragraph" draw:ole-draw-aspect="1"/>
    </style:style>
    <style:style style:name="fr3" style:family="graphic" style:parent-style-name="OLE">
      <style:graphic-properties style:vertical-pos="from-top" style:horizontal-pos="from-left" style:horizontal-rel="paragraph"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port lab 1 – Image Filter (MPI)</text:p>
      <text:h text:style-name="P33" text:outline-level="1">Description</text:h>
      <text:h text:style-name="P38" text:outline-level="2">Blur</text:h>
      <text:p text:style-name="P3"><text:span text:style-name="T5">Each process reads the image and </text:span><text:span text:style-name="T6">is assigned </text:span><text:span text:style-name="T7">a</text:span><text:span text:style-name="T6"> range of</text:span><text:span text:style-name="T5"> rows that it is supposed to blur. </text:span><text:span text:style-name="T6">Each process </text:span><text:span text:style-name="T16">then just applies the given algortihm to</text:span><text:span text:style-name="T6"> blu</text:span><text:span text:style-name="T16">r</text:span><text:span text:style-name="T6"> their assigned rows with the given radius. </text:span><text:span text:style-name="T16">We don't need any communication at this stage since all processes have access to the full image and can therefore get all of the information it needs from the surrounding pixels.</text:span><text:span text:style-name="T6"> After the blur we call “MPI_Gatherv” to collect each process's range of row</text:span><text:span text:style-name="T7">s together</text:span><text:span text:style-name="T6"> to a fully blurred image.</text:span></text:p>
      <text:p text:style-name="P5"><text:span text:style-name="T16">T</text:span>he only communication needed with this approach is at the end when each process have to send their blurred part of the image to process 0 so it can write the fully blurred image.</text:p>
      <text:h text:style-name="P39" text:outline-level="2">Threshold</text:h>
      <text:p text:style-name="P4"><text:span text:style-name="T2">We start by </text:span><text:span text:style-name="T6">letting the</text:span><text:span text:style-name="T2"> process </text:span><text:span text:style-name="T3">with ID</text:span><text:span text:style-name="T2"> 0 </text:span><text:span text:style-name="T6">read </text:span><text:span text:style-name="T2">the image file and then </text:span><text:span text:style-name="T3">broadcast the image size to the rest of the processes. </text:span></text:p>
      <text:p text:style-name="P6">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text:span text:style-name="T10">rest of the</text:span> pixels to to as many processes as possible. </text:p>
      <text:p text:style-name="P6">With the image scattered each process can now calculate the sum of the pixel values for their part of the image and then we do a “MPI_Allreduce” call with the sum operation to get the sum of the whole image. </text:p>
      <text:p text:style-name="P2"><text:span text:style-name="T3">Since we </text:span><text:span text:style-name="T4">sent</text:span><text:span text:style-name="T3"> the size of the image earlier </text:span><text:span text:style-name="T4">to all processes</text:span><text:span text:style-name="T3"> </text:span><text:span text:style-name="T4">each process</text:span><text:span text:style-name="T3"> can now calculate the</text:span><text:span text:style-name="T4"> </text:span><text:span text:style-name="T3">average </text:span><text:span text:style-name="T4">intensity </text:span><text:span text:style-name="T6">of the whole image</text:span><text:span text:style-name="T4"> and threshold their part of the image.</text:span></text:p>
      <text:p text:style-name="P10"><text:span text:style-name="T6">At the end</text:span><text:span text:style-name="T4"> we again use the </text:span><text:span text:style-name="T6">earlier</text:span><text:span text:style-name="T4"> calculated displacements and work data amount to do a “MPI_Gatherv” call to get the final image.</text:span></text:p>
      <text:h text:style-name="P34" text:outline-level="1">Execution times</text:h>
      <text:p text:style-name="P20">The data for the diagrams is averages of 5 runs and can be seen in the appendix at the end of this report.</text:p>
      <text:p text:style-name="P21">Default values for the variables if they are not changed in the diagrams are:</text:p>
      <text:list xml:id="list4732431217659649405" text:style-name="L1">
        <text:list-item>
          <text:p text:style-name="P25">Threads: 8 <text:span text:style-name="T17">(except for threshold where we change the image size which is run on 4 threads)</text:span></text:p>
        </text:list-item>
        <text:list-item>
          <text:p text:style-name="P25">Image 3: 1920000 pixels</text:p>
        </text:list-item>
        <text:list-item>
          <text:p text:style-name="P25">Radius: 50</text:p>
        </text:list-item>
      </text:list>
      <text:h text:style-name="P40" text:outline-level="2">Blur</text:h>
      <text:p text:style-name="P16">Below you can see the time it took to apply the filter. In the first 3 pictures we increased just one variable for each measure and in picture 4 we increased all variables.</text:p>
      <text:p text:style-name="P15"><text:soft-page-break/><text:span text:style-name="T8"><draw:frame draw:style-name="fr1" draw:name="Objekt1" text:anchor-type="as-char" svg:width="8.55cm" svg:height="5.087cm" draw:z-index="2"><draw:object xlink:href="./Object 1" xlink:type="simple" xlink:show="embed" xlink:actuate="onLoad"/><draw:image xlink:href="./ObjectReplacements/Object 1" xlink:type="simple" xlink:show="embed" xlink:actuate="onLoad"/></draw:frame></text:span><text:span text:style-name="T8"><draw:frame draw:style-name="fr2" draw:name="Objekt2" text:anchor-type="as-char" svg:y="-5.136cm" svg:width="8.281cm" svg:height="5.136cm" draw:z-index="3"><draw:object xlink:href="./Object 2" xlink:type="simple" xlink:show="embed" xlink:actuate="onLoad"/><draw:image xlink:href="./ObjectReplacements/Object 2" xlink:type="simple" xlink:show="embed" xlink:actuate="onLoad"/></draw:frame></text:span></text:p>
      <text:p text:style-name="P7"><draw:frame draw:style-name="fr1" draw:name="Objekt3" text:anchor-type="as-char" svg:width="10.301cm" svg:height="5.794cm" draw:z-index="0"><draw:object xlink:href="./Object 3" xlink:type="simple" xlink:show="embed" xlink:actuate="onLoad"/><draw:image xlink:href="./ObjectReplacements/Object 3" xlink:type="simple" xlink:show="embed" xlink:actuate="onLoad"/></draw:frame></text:p>
      <text:p text:style-name="P8"><draw:frame draw:style-name="fr2" draw:name="Objekt8" text:anchor-type="as-char" svg:y="-5.867cm" svg:width="12.846cm" svg:height="5.681cm" draw:z-index="1"><draw:object xlink:href="./Object 8" xlink:type="simple" xlink:show="embed" xlink:actuate="onLoad"/><draw:image xlink:href="./ObjectReplacements/Object 8" xlink:type="simple" xlink:show="embed" xlink:actuate="onLoad"/></draw:frame></text:p>
      <text:p text:style-name="P14"><text:span text:style-name="T8">What's worth noting is that the last measure in </text:span><text:span text:style-name="T11">the</text:span><text:span text:style-name="T8"> radius </text:span><text:span text:style-name="T11">diagram</text:span><text:span text:style-name="T8"> had a very large impact on the execution times. </text:span><text:span text:style-name="T11">The reason that the execution time increases by such a large amount by doubling the radius from 50 to 100 could probably be caused by an increased amount of cache misses in every calculation of the blur filter since we basically have to include 50 more rows above and below each pixel in the calculations of the blur filter.</text:span></text:p>
      <text:p text:style-name="P13"><text:span text:style-name="T11">The other diagrams seem to look as expected. The time is decreased to half when doubling the number of threads. Time taken </text:span><text:span text:style-name="T12">when increasing the picture size is also increased as expected.</text:span></text:p>
      <text:h text:style-name="Heading_20_2" text:outline-level="2">Threshold</text:h>
      <text:p text:style-name="P9">Below is the results for our threshold filter. First 2 pictures increase one variable each and the third picture below increases both image size and number of threads. </text:p>
      <text:p text:style-name="P17"><text:soft-page-break/><text:span text:style-name="T9"><draw:frame draw:style-name="fr1" draw:name="Objekt5" text:anchor-type="as-char" svg:width="8.507cm" svg:height="4.434cm" draw:z-index="5"><draw:object xlink:href="./Object 5" xlink:type="simple" xlink:show="embed" xlink:actuate="onLoad"/><draw:image xlink:href="./ObjectReplacements/Object 5" xlink:type="simple" xlink:show="embed" xlink:actuate="onLoad"/></draw:frame></text:span><text:span text:style-name="T9"><draw:frame draw:style-name="fr1" draw:name="Objekt4" text:anchor-type="as-char" svg:width="8.356cm" svg:height="4.473cm" draw:z-index="4"><draw:object xlink:href="./Object 4" xlink:type="simple" xlink:show="embed" xlink:actuate="onLoad"/><draw:image xlink:href="./ObjectReplacements/Object 4" xlink:type="simple" xlink:show="embed" xlink:actuate="onLoad"/></draw:frame></text:span></text:p>
      <text:p text:style-name="P12"><draw:frame draw:style-name="fr1" draw:name="Objekt6" text:anchor-type="as-char" svg:width="13.383cm" svg:height="5.015cm" draw:z-index="6"><draw:object xlink:href="./Object 6" xlink:type="simple" xlink:show="embed" xlink:actuate="onLoad"/><draw:image xlink:href="./ObjectReplacements/Object 6" xlink:type="simple" xlink:show="embed" xlink:actuate="onLoad"/></draw:frame></text:p>
      <text:p text:style-name="P11">Here it's worth to note the diagram where we increase the number of threads. We can see a normal behavior of time decreasing to half for every doubling of number of threads. But when we reach 8 threads the time suddenly takes much longer time. Our thoughts on this is that the communication needed in the threshold filter probably gets a little bit to complex with that amount of threads and therefore makes a big impact on the execution time.</text:p>
      <text:p text:style-name="P26"><text:span text:style-name="T12">The last diagram shows expected behavior the first 3 runs have close to the same run time since the number of pixels is about doubled and the number of threads is also doubled. In the last run </text:span><text:span text:style-name="T13">the image is almost 5 times as big so that have a big impact on the run time but more importantly it's run on 16 threads which can be seen in the second diagram doesn't seem to work that great for our program. </text:span></text:p>
      <text:h text:style-name="P35" text:outline-level="1"><text:span text:style-name="T18"/></text:h>
      <text:h text:style-name="P37" text:outline-level="1"><text:span text:style-name="T18">Flops</text:span></text:h>
      <text:h text:style-name="P43" text:outline-level="2"><text:span text:style-name="T18">Blur</text:span></text:h>
      <text:p text:style-name="P29"><text:span text:style-name="T20">The blur algorithm have 2 loops where </text:span><text:span text:style-name="T21">both loop of all pixels and have an inner loop that loops over the radius. There is 18 flops that is performed for all pixels then there is 28 flops in the inner most loop which also loops over the radius. This leads to the following equation.</text:span></text:p>
      <text:p text:style-name="P30"><text:span text:style-name="T18"><draw:frame draw:style-name="fr4" draw:name="Objekt16" text:anchor-type="as-char" svg:y="-0.377cm" svg:width="7.646cm" svg:height="0.483cm" draw:z-index="15"><draw:object xlink:href="./Object 16" xlink:type="simple" xlink:show="embed" xlink:actuate="onLoad"/><draw:image xlink:href="./ObjectReplacements/Object 16" xlink:type="simple" xlink:show="embed" xlink:actuate="onLoad"/></draw:frame></text:span></text:p>
      <text:h text:style-name="P43" text:outline-level="2"><text:span text:style-name="T18">Threshold</text:span></text:h>
      <text:p text:style-name="P27"><text:span text:style-name="T19">The threshold filter algorithm has 2 parts. First it sums up all red green and blue values for each pixel to a total sum of the pixel. This is 3 times the number of pixels flops. Then we have to check for each pixel if it's supposed to be black or white which is again a sum of the red green and blue value of the pixel, that is 2 times number of pixels flops. All in all we get the following number of flops.</text:span></text:p>
      <text:p text:style-name="P28"><text:span text:style-name="T18"><draw:frame draw:style-name="fr4" draw:name="Objekt15" text:anchor-type="as-char" svg:y="-0.377cm" svg:width="7.4cm" svg:height="0.467cm" draw:z-index="14"><draw:object xlink:href="./Object 15" xlink:type="simple" xlink:show="embed" xlink:actuate="onLoad"/><draw:image xlink:href="./ObjectReplacements/Object 15" xlink:type="simple" xlink:show="embed" xlink:actuate="onLoad"/><svg:desc>formel</svg:desc></draw:frame></text:span></text:p>
      <text:h text:style-name="P44" text:outline-level="2"><text:span text:style-name="T21">Calculation of MFLOPS</text:span></text:h>
      <text:p text:style-name="P32"><text:span text:style-name="T22">Calculation of MFLOPS with an image size of 1920000 pixels and execution time of 0.0068395 seconds.</text:span></text:p>
      <text:p text:style-name="P31"><text:span text:style-name="T22"><draw:frame draw:style-name="fr4" draw:name="Objekt17" text:anchor-type="as-char" svg:y="-0.377cm" svg:width="6.447cm" svg:height="0.467cm" draw:z-index="16"><draw:object xlink:href="./Object 17" xlink:type="simple" xlink:show="embed" xlink:actuate="onLoad"/><draw:image xlink:href="./ObjectReplacements/Object 17" xlink:type="simple" xlink:show="embed" xlink:actuate="onLoad"/></draw:frame></text:span></text:p>
      <text:p text:style-name="P31"><text:span text:style-name="T22"><draw:frame draw:style-name="fr4" draw:name="Objekt18" text:anchor-type="as-char" svg:y="-0.619cm" svg:width="6.544cm" svg:height="0.998cm" draw:z-index="17"><draw:object xlink:href="./Object 18" xlink:type="simple" xlink:show="embed" xlink:actuate="onLoad"/><draw:image xlink:href="./ObjectReplacements/Object 18" xlink:type="simple" xlink:show="embed" xlink:actuate="onLoad"/></draw:frame></text:span></text:p>
      <text:h text:style-name="P36" text:outline-level="1">Appendix:</text:h>
      <text:h text:style-name="P41" text:outline-level="2">Blur</text:h>
      <text:p text:style-name="P22"/>
      <text:p text:style-name="P18"><text:span text:style-name="T14"><draw:frame draw:style-name="fr3" draw:name="Objekt7" text:anchor-type="as-char" svg:y="-2.312cm" svg:width="4.516cm" svg:height="2.722cm" draw:z-index="7"><draw:object xlink:href="./Object 7" xlink:type="simple" xlink:show="embed" xlink:actuate="onLoad"/><draw:image xlink:href="./ObjectReplacements/Object 7" xlink:type="simple" xlink:show="embed" xlink:actuate="onLoad"/></draw:frame></text:span><text:span text:style-name="T14"><text:tab/><text:tab/><text:tab/></text:span><text:span text:style-name="T14"><draw:frame draw:style-name="fr1" draw:name="Objekt9" text:anchor-type="as-char" svg:width="4.516cm" svg:height="2.268cm" draw:z-index="8"><draw:object xlink:href="./Object 9" xlink:type="simple" xlink:show="embed" xlink:actuate="onLoad"/><draw:image xlink:href="./ObjectReplacements/Object 9" xlink:type="simple" xlink:show="embed" xlink:actuate="onLoad"/></draw:frame></text:span></text:p>
      <text:p text:style-name="P22"/>
      <text:p text:style-name="P18"><text:span text:style-name="T14"><draw:frame draw:style-name="fr1" draw:name="Objekt10" text:anchor-type="as-char" svg:width="4.944cm" svg:height="2.268cm" draw:z-index="9"><draw:object xlink:href="./Object 10" xlink:type="simple" xlink:show="embed" xlink:actuate="onLoad"/><draw:image xlink:href="./ObjectReplacements/Object 10" xlink:type="simple" xlink:show="embed" xlink:actuate="onLoad"/></draw:frame></text:span><text:span text:style-name="T14"> <text:tab/><text:tab/></text:span><text:span text:style-name="T14"><draw:frame draw:style-name="fr3" draw:name="Objekt11" text:anchor-type="as-char" svg:y="-2.268cm" svg:width="4.944cm" svg:height="2.268cm" draw:z-index="10"><draw:object xlink:href="./Object 11" xlink:type="simple" xlink:show="embed" xlink:actuate="onLoad"/><draw:image xlink:href="./ObjectReplacements/Object 11" xlink:type="simple" xlink:show="embed" xlink:actuate="onLoad"/></draw:frame></text:span></text:p>
      <text:h text:style-name="P42" text:outline-level="2">Threshold</text:h>
      <text:p text:style-name="P23"/>
      <text:p text:style-name="P19"><text:span text:style-name="T15"><draw:frame draw:style-name="fr1" draw:name="Objekt12" text:anchor-type="as-char" svg:width="4.516cm" svg:height="2.561cm" draw:z-index="11"><draw:object xlink:href="./Object 12" xlink:type="simple" xlink:show="embed" xlink:actuate="onLoad"/><draw:image xlink:href="./ObjectReplacements/Object 12" xlink:type="simple" xlink:show="embed" xlink:actuate="onLoad"/></draw:frame></text:span><text:span text:style-name="T15"> <text:tab/><text:tab/><text:tab/></text:span><text:span text:style-name="T15"><draw:frame draw:style-name="fr2" draw:name="Objekt13" text:anchor-type="as-char" svg:y="-2.431cm" svg:width="4.516cm" svg:height="2.134cm" draw:z-index="12"><draw:object xlink:href="./Object 13" xlink:type="simple" xlink:show="embed" xlink:actuate="onLoad"/><draw:image xlink:href="./ObjectReplacements/Object 13" xlink:type="simple" xlink:show="embed" xlink:actuate="onLoad"/></draw:frame></text:span></text:p>
      <text:p text:style-name="P23"/>
      <text:p text:style-name="P23"><draw:frame draw:style-name="fr1" draw:name="Objekt14" text:anchor-type="as-char" svg:width="4.944cm" svg:height="2.134cm" draw:z-index="13"><draw:object xlink:href="./Object 14" xlink:type="simple" xlink:show="embed" xlink:actuate="onLoad"/><draw:image xlink:href="./ObjectReplacements/Object 1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21bdad"/>
    </style:style>
    <style:style style:name="MT1" style:family="text">
      <style:text-properties officeooo:rsid="003334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20T17:46:23.72</dc:date>
    <meta:editing-duration>PT2H58M44S</meta:editing-duration>
    <meta:editing-cycles>20</meta:editing-cycles>
    <meta:generator>LibreOffice/4.0.2.2$Windows_x86 LibreOffice_project/4c82dcdd6efcd48b1d8bba66bfe1989deee49c3</meta:generator>
    <meta:document-statistic meta:table-count="0" meta:image-count="0" meta:object-count="18" meta:page-count="5" meta:paragraph-count="49" meta:word-count="884" meta:character-count="4781" meta:non-whitespace-character-count="3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49cm" svg:height="5.086cm" xlink:href="." xlink:type="simple" chart:class="chart:bar" chart:style-name="ch1">
        <chart:title svg:x="3.969cm" svg:y="0.007cm" chart:style-name="ch2">
          <text:p>Blur</text:p>
        </chart:title>
        <chart:plot-area chart:style-name="ch3" chart:data-source-has-labels="both" svg:x="0.529cm" svg:y="0.543cm" svg:width="7.717cm" svg:height="4.133cm">
          <chartooo:coordinate-region svg:x="1.256cm" svg:y="0.755cm" svg:width="6.99cm" svg:height="3.248cm"/>
          <chart:axis chart:dimension="x" chart:name="primary-x" chart:style-name="ch4" chartooo:axis-type="auto">
            <chartooo:date-scale/>
            <chart:title svg:x="3.753cm" svg:y="4.562cm" chart:style-name="ch5">
              <text:p>Threads</text:p>
            </chart:title>
            <chart:categories table:cell-range-address="local-table.$A$2:.$A$6"/>
          </chart:axis>
          <chart:axis chart:dimension="y" chart:name="primary-y" chart:style-name="ch6">
            <chart:title svg:x="0.007cm" svg:y="3.278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1.398">
                <text:p>1.398</text:p>
              </table:table-cell>
            </table:table-row>
            <table:table-row>
              <table:table-cell office:value-type="float" office:value="2">
                <text:p/>
              </table:table-cell>
              <table:table-cell office:value-type="float" office:value="0.743">
                <text:p>0.743</text:p>
              </table:table-cell>
            </table:table-row>
            <table:table-row>
              <table:table-cell office:value-type="float" office:value="4">
                <text:p/>
              </table:table-cell>
              <table:table-cell office:value-type="float" office:value="0.425">
                <text:p>0.425</text:p>
              </table:table-cell>
            </table:table-row>
            <table:table-row>
              <table:table-cell office:value-type="float" office:value="8">
                <text:p>10</text:p>
              </table:table-cell>
              <table:table-cell office:value-type="float" office:value="0.241">
                <text:p>0.241</text:p>
              </table:table-cell>
            </table:table-row>
            <table:table-row>
              <table:table-cell office:value-type="float" office:value="16">
                <text:p>20</text:p>
              </table:table-cell>
              <table:table-cell office:value-type="float" office:value="0.159">
                <text:p>0.1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ce2"/>
        <table:table-column table:style-name="co1" table:default-cell-style-name="ce2"/>
        <table:table-row table:style-name="ro1" table:number-rows-repeated="2">
          <table:table-cell table:number-columns-repeated="6"/>
          <table:table-cell table:style-name="Default" table:number-columns-repeated="2"/>
        </table:table-row>
        <table:table-row table:style-name="ro1">
          <table:table-cell table:number-columns-repeated="6"/>
          <table:table-cell office:value-type="string">
            <text:p>Radius</text:p>
          </table:table-cell>
          <table:table-cell office:value-type="string">
            <text:p>Time</text:p>
          </table:table-cell>
        </table:table-row>
        <table:table-row table:style-name="ro1">
          <table:table-cell table:number-columns-repeated="6"/>
          <table:table-cell office:value-type="float" office:value="12">
            <text:p>12</text:p>
          </table:table-cell>
          <table:table-cell office:value-type="float" office:value="0.066">
            <text:p>0,066</text:p>
          </table:table-cell>
        </table:table-row>
        <table:table-row table:style-name="ro1">
          <table:table-cell table:number-columns-repeated="6"/>
          <table:table-cell office:value-type="float" office:value="25">
            <text:p>25</text:p>
          </table:table-cell>
          <table:table-cell office:value-type="float" office:value="0.115">
            <text:p>0,115</text:p>
          </table:table-cell>
        </table:table-row>
        <table:table-row table:style-name="ro1">
          <table:table-cell table:number-columns-repeated="6"/>
          <table:table-cell office:value-type="float" office:value="50">
            <text:p>50</text:p>
          </table:table-cell>
          <table:table-cell office:value-type="float" office:value="0.248">
            <text:p>0,248</text:p>
          </table:table-cell>
        </table:table-row>
        <table:table-row table:style-name="ro1">
          <table:table-cell table:number-columns-repeated="6"/>
          <table:table-cell office:value-type="float" office:value="100">
            <text:p>100</text:p>
          </table:table-cell>
          <table:table-cell office:value-type="float" office:value="2.298">
            <text:p>2,29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3:2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9" table:default-cell-style-name="Default"/>
        <table:table-column table:style-name="co2" table:default-cell-style-name="ce2"/>
        <table:table-column table:style-name="co1" table:default-cell-style-name="ce2"/>
        <table:table-row table:style-name="ro1" table:number-rows-repeated="2">
          <table:table-cell table:number-columns-repeated="9"/>
          <table:table-cell table:style-name="Default" table:number-columns-repeated="2"/>
        </table:table-row>
        <table:table-row table:style-name="ro1">
          <table:table-cell table:number-columns-repeated="9"/>
          <table:table-cell office:value-type="string">
            <text:p>All</text:p>
          </table:table-cell>
          <table:table-cell office:value-type="string">
            <text:p>Time</text:p>
          </table:table-cell>
        </table:table-row>
        <table:table-row table:style-name="ro1">
          <table:table-cell table:number-columns-repeated="9"/>
          <table:table-cell office:value-type="string">
            <text:p>T=2 I=1 B=50</text:p>
          </table:table-cell>
          <table:table-cell office:value-type="float" office:value="0.193">
            <text:p>0,193</text:p>
          </table:table-cell>
        </table:table-row>
        <table:table-row table:style-name="ro1">
          <table:table-cell table:number-columns-repeated="9"/>
          <table:table-cell office:value-type="string">
            <text:p>T=4 I=2 B=50</text:p>
          </table:table-cell>
          <table:table-cell office:value-type="float" office:value="0.254">
            <text:p>0,254</text:p>
          </table:table-cell>
        </table:table-row>
        <table:table-row table:style-name="ro1">
          <table:table-cell table:number-columns-repeated="9"/>
          <table:table-cell office:value-type="string">
            <text:p>T=8 I=3 B=50</text:p>
          </table:table-cell>
          <table:table-cell office:value-type="float" office:value="0.282">
            <text:p>0,282</text:p>
          </table:table-cell>
        </table:table-row>
        <table:table-row table:style-name="ro1">
          <table:table-cell table:number-columns-repeated="9"/>
          <table:table-cell office:value-type="string">
            <text:p>T=16 I=4 B=50</text:p>
          </table:table-cell>
          <table:table-cell office:value-type="float" office:value="0.607">
            <text:p>0,6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3:51.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11">
          <table:table-cell table:number-columns-repeated="2"/>
        </table:table-row>
        <table:table-row table:style-name="ro2">
          <table:table-cell table:style-name="ce2" office:value-type="string">
            <text:p>Threads</text:p>
          </table:table-cell>
          <table:table-cell table:style-name="ce2" office:value-type="string">
            <text:p>Time</text:p>
          </table:table-cell>
        </table:table-row>
        <table:table-row table:style-name="ro2">
          <table:table-cell table:style-name="ce2" office:value-type="float" office:value="1">
            <text:p>1</text:p>
          </table:table-cell>
          <table:table-cell table:style-name="ce2" office:value-type="float" office:value="0.0193206">
            <text:p>0,0193206</text:p>
          </table:table-cell>
        </table:table-row>
        <table:table-row table:style-name="ro2">
          <table:table-cell table:style-name="ce2" office:value-type="float" office:value="2">
            <text:p>2</text:p>
          </table:table-cell>
          <table:table-cell table:style-name="ce2" office:value-type="float" office:value="0.0107289">
            <text:p>0,0107289</text:p>
          </table:table-cell>
        </table:table-row>
        <table:table-row table:style-name="ro2">
          <table:table-cell table:style-name="ce2" office:value-type="float" office:value="4">
            <text:p>4</text:p>
          </table:table-cell>
          <table:table-cell table:style-name="ce2" office:value-type="float" office:value="0.006587">
            <text:p>0,006587</text:p>
          </table:table-cell>
        </table:table-row>
        <table:table-row table:style-name="ro2">
          <table:table-cell table:style-name="ce2" office:value-type="float" office:value="8">
            <text:p>8</text:p>
          </table:table-cell>
          <table:table-cell table:style-name="ce2" office:value-type="float" office:value="0.006325">
            <text:p>0,006325</text:p>
          </table:table-cell>
        </table:table-row>
        <table:table-row table:style-name="ro2">
          <table:table-cell table:style-name="ce2" office:value-type="float" office:value="16">
            <text:p>16</text:p>
          </table:table-cell>
          <table:table-cell table:style-name="ce2" office:value-type="float" office:value="0.033007">
            <text:p>0,03300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4:33.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11">
          <table:table-cell table:number-columns-repeated="5"/>
        </table:table-row>
        <table:table-row table:style-name="ro2">
          <table:table-cell table:number-columns-repeated="3"/>
          <table:table-cell table:style-name="ce2" office:value-type="string">
            <text:p>Image</text:p>
          </table:table-cell>
          <table:table-cell table:style-name="ce2" office:value-type="string">
            <text:p>Time</text:p>
          </table:table-cell>
        </table:table-row>
        <table:table-row table:style-name="ro2">
          <table:table-cell table:number-columns-repeated="3"/>
          <table:table-cell table:style-name="ce2" office:value-type="float" office:value="515788">
            <text:p>515788</text:p>
          </table:table-cell>
          <table:table-cell table:style-name="ce2" office:value-type="float" office:value="0.0023445">
            <text:p>0,0023445</text:p>
          </table:table-cell>
        </table:table-row>
        <table:table-row table:style-name="ro2">
          <table:table-cell table:number-columns-repeated="3"/>
          <table:table-cell table:style-name="ce2" office:value-type="float" office:value="1048576">
            <text:p>1048576</text:p>
          </table:table-cell>
          <table:table-cell table:style-name="ce2" office:value-type="float" office:value="0.00389667">
            <text:p>0,00389667</text:p>
          </table:table-cell>
        </table:table-row>
        <table:table-row table:style-name="ro2">
          <table:table-cell table:number-columns-repeated="3"/>
          <table:table-cell table:style-name="ce2" office:value-type="float" office:value="1920000">
            <text:p>1920000</text:p>
          </table:table-cell>
          <table:table-cell table:style-name="ce2" office:value-type="float" office:value="0.0068395">
            <text:p>0,0068395</text:p>
          </table:table-cell>
        </table:table-row>
        <table:table-row table:style-name="ro2">
          <table:table-cell table:number-columns-repeated="3"/>
          <table:table-cell table:style-name="ce2" office:value-type="float" office:value="9000000">
            <text:p>9000000</text:p>
          </table:table-cell>
          <table:table-cell table:style-name="ce2" office:value-type="float" office:value="0.0375821">
            <text:p>0,0375821</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4:50.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1">
          <table:table-cell table:number-columns-repeated="8"/>
        </table:table-row>
        <table:table-row table:style-name="ro2">
          <table:table-cell table:number-columns-repeated="6"/>
          <table:table-cell table:style-name="ce2" office:value-type="string">
            <text:p>All</text:p>
          </table:table-cell>
          <table:table-cell table:style-name="ce2" office:value-type="string">
            <text:p>Time</text:p>
          </table:table-cell>
        </table:table-row>
        <table:table-row table:style-name="ro2">
          <table:table-cell table:number-columns-repeated="6"/>
          <table:table-cell table:style-name="ce2" office:value-type="string">
            <text:p>T=2 I=1</text:p>
          </table:table-cell>
          <table:table-cell table:style-name="ce2" office:value-type="float" office:value="0.00385612">
            <text:p>0,00385612</text:p>
          </table:table-cell>
        </table:table-row>
        <table:table-row table:style-name="ro2">
          <table:table-cell table:number-columns-repeated="6"/>
          <table:table-cell table:style-name="ce2" office:value-type="string">
            <text:p>T=4 I=2</text:p>
          </table:table-cell>
          <table:table-cell table:style-name="ce2" office:value-type="float" office:value="0.0040474">
            <text:p>0,0040474</text:p>
          </table:table-cell>
        </table:table-row>
        <table:table-row table:style-name="ro2">
          <table:table-cell table:number-columns-repeated="6"/>
          <table:table-cell table:style-name="ce2" office:value-type="string">
            <text:p>T=8 I=3</text:p>
          </table:table-cell>
          <table:table-cell table:style-name="ce2" office:value-type="float" office:value="0.005692">
            <text:p>0,005692</text:p>
          </table:table-cell>
        </table:table-row>
        <table:table-row table:style-name="ro2">
          <table:table-cell table:number-columns-repeated="6"/>
          <table:table-cell table:style-name="ce2" office:value-type="string">
            <text:p>T=16 I=4</text:p>
          </table:table-cell>
          <table:table-cell table:style-name="ce2" office:value-type="float" office:value="0.0331243">
            <text:p>0,033124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5:21.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math xmlns="http://www.w3.org/1998/Math/MathML">
  <semantics>
    <mrow>
      <mrow>
        <mrow>
          <mrow>
            <mn>3</mn>
            <mo stretchy="false">∗</mo>
            <mi mathvariant="italic">numPixels</mi>
          </mrow>
          <mo stretchy="false">+</mo>
          <mrow>
            <mn>2</mn>
            <mo stretchy="false">∗</mo>
            <mi mathvariant="italic">numPixels</mi>
          </mrow>
        </mrow>
        <mo stretchy="false">=</mo>
        <mn>5numPixels</mn>
      </mrow>
    </mrow>
    <annotation encoding="StarMath 5.0">3*numPixels  + 2*numPixels = 5numPixels</annotation>
  </semantics>
</math>
</file>

<file path=Object 16/content.xml><?xml version="1.0" encoding="utf-8"?>
<math xmlns="http://www.w3.org/1998/Math/MathML">
  <semantics>
    <mrow>
      <mrow>
        <mn>2</mn>
        <mo stretchy="false">∗</mo>
        <mrow>
          <mo stretchy="false">(</mo>
          <mrow>
            <mrow>
              <mrow>
                <mi mathvariant="italic">numPixels</mi>
                <mo stretchy="false">∗</mo>
                <mn>18</mn>
              </mrow>
              <mo stretchy="false">+</mo>
              <mrow>
                <mrow>
                  <mi mathvariant="italic">numPixels</mi>
                  <mo stretchy="false">∗</mo>
                  <mi mathvariant="italic">radius</mi>
                </mrow>
                <mo stretchy="false">∗</mo>
                <mn>28</mn>
              </mrow>
            </mrow>
          </mrow>
          <mo stretchy="false">)</mo>
        </mrow>
      </mrow>
    </mrow>
    <annotation encoding="StarMath 5.0">2 * (numPixels * 18 + numPixels * radius * 28)</annotation>
  </semantics>
</math>
</file>

<file path=Object 17/content.xml><?xml version="1.0" encoding="utf-8"?>
<math xmlns="http://www.w3.org/1998/Math/MathML">
  <semantics>
    <mrow>
      <mrow>
        <mrow>
          <mi mathvariant="italic">totalFLOPS</mi>
          <mo stretchy="false">=</mo>
          <mrow>
            <mn>5</mn>
            <mo stretchy="false">∗</mo>
            <mn>1920000</mn>
          </mrow>
        </mrow>
        <mo stretchy="false">=</mo>
        <mn>9600000</mn>
      </mrow>
    </mrow>
    <annotation encoding="StarMath 5.0">totalFLOPS = 5*1920000 = 9600000</annotation>
  </semantics>
</math>
</file>

<file path=Object 18/content.xml><?xml version="1.0" encoding="utf-8"?>
<math xmlns="http://www.w3.org/1998/Math/MathML">
  <semantics>
    <mrow>
      <mrow>
        <mfrac>
          <mrow>
            <mn>9600000</mn>
            <mi mathvariant="italic">FLOPS</mi>
          </mrow>
          <mrow>
            <mn>0.0068395</mn>
            <mi mathvariant="italic">sec</mi>
          </mrow>
        </mfrac>
        <mo stretchy="false">=</mo>
        <mn>1403.6</mn>
      </mrow>
      <mrow>
        <mi mathvariant="italic">MFLOP</mi>
        <mo stretchy="false">/</mo>
        <mi>s</mi>
      </mrow>
    </mrow>
    <annotation encoding="StarMath 5.0">{9600000 FLOPS} over {0.0068395 sec}   = 1403.6 MFLOP/s</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81cm" svg:height="5.136cm" xlink:href="." xlink:type="simple" chart:class="chart:bar" chart:style-name="ch1">
        <chart:title svg:x="3.769cm" svg:y="-0.105cm" chart:style-name="ch2">
          <text:p>Blur</text:p>
        </chart:title>
        <chart:plot-area chart:style-name="ch3" chart:data-source-has-labels="both" svg:x="0.26cm" svg:y="0.338cm" svg:width="7.934cm" svg:height="4.443cm">
          <chartooo:coordinate-region svg:x="0.987cm" svg:y="0.55cm" svg:width="7.207cm" svg:height="3.558cm"/>
          <chart:axis chart:dimension="x" chart:name="primary-x" chart:style-name="ch4" chartooo:axis-type="auto">
            <chartooo:date-scale/>
            <chart:title svg:x="4.063cm" svg:y="4.718cm" chart:style-name="ch5">
              <text:p>Pixels</text:p>
            </chart:title>
            <chart:categories table:cell-range-address="local-table.$A$2:.$A$5"/>
          </chart:axis>
          <chart:axis chart:dimension="y" chart:name="primary-y" chart:style-name="ch6">
            <chart:title svg:x="-0.07cm" svg:y="3.08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151">
                <text:p>0.151</text:p>
              </table:table-cell>
            </table:table-row>
            <table:table-row>
              <table:table-cell office:value-type="float" office:value="1048576">
                <text:p>1048580</text:p>
              </table:table-cell>
              <table:table-cell office:value-type="float" office:value="0.252">
                <text:p>0.252</text:p>
              </table:table-cell>
            </table:table-row>
            <table:table-row>
              <table:table-cell office:value-type="float" office:value="1920000">
                <text:p>1920000</text:p>
              </table:table-cell>
              <table:table-cell office:value-type="float" office:value="0.614">
                <text:p>0.614</text:p>
              </table:table-cell>
            </table:table-row>
            <table:table-row>
              <table:table-cell office:value-type="float" office:value="9000000">
                <text:p>9000000</text:p>
              </table:table-cell>
              <table:table-cell office:value-type="float" office:value="1.86">
                <text:p>1.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3cm" svg:height="5.794cm" xlink:href="." xlink:type="simple" chart:class="chart:bar" chart:style-name="ch1">
        <chart:title svg:x="4.605cm" svg:y="-0.134cm" chart:style-name="ch2">
          <text:p>Blur</text:p>
        </chart:title>
        <chart:plot-area chart:style-name="ch3" chart:data-source-has-labels="both" svg:x="0.534cm" svg:y="0.286cm" svg:width="9.339cm" svg:height="5.158cm">
          <chartooo:coordinate-region svg:x="1.261cm" svg:y="0.498cm" svg:width="8.612cm" svg:height="4.273cm"/>
          <chart:axis chart:dimension="x" chart:name="primary-x" chart:style-name="ch4" chartooo:axis-type="auto">
            <chartooo:date-scale/>
            <chart:title svg:x="4.723cm" svg:y="5.315cm" chart:style-name="ch5">
              <text:p>Radius</text:p>
            </chart:title>
            <chart:categories table:cell-range-address="local-table.$A$2:.$A$5"/>
          </chart:axis>
          <chart:axis chart:dimension="y" chart:name="primary-y" chart:style-name="ch6">
            <chart:title svg:x="-0.097cm" svg:y="3.55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066">
                <text:p>0.066</text:p>
              </table:table-cell>
            </table:table-row>
            <table:table-row>
              <table:table-cell office:value-type="float" office:value="25">
                <text:p>30</text:p>
              </table:table-cell>
              <table:table-cell office:value-type="float" office:value="0.115">
                <text:p>0.115</text:p>
              </table:table-cell>
            </table:table-row>
            <table:table-row>
              <table:table-cell office:value-type="float" office:value="50">
                <text:p>50</text:p>
              </table:table-cell>
              <table:table-cell office:value-type="float" office:value="0.248">
                <text:p>0.248</text:p>
              </table:table-cell>
            </table:table-row>
            <table:table-row>
              <table:table-cell office:value-type="float" office:value="100">
                <text:p>100</text:p>
              </table:table-cell>
              <table:table-cell office:value-type="float" office:value="2.298">
                <text:p>2.29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355cm" svg:height="4.472cm" xlink:href="." xlink:type="simple" chart:class="chart:bar" chart:style-name="ch1">
        <chart:title svg:x="3.158cm" svg:y="-0.128cm" chart:style-name="ch2">
          <text:p>Treshold</text:p>
        </chart:title>
        <chart:plot-area chart:style-name="ch3" chart:data-source-has-labels="both" svg:x="0.369cm" svg:y="0.31cm" svg:width="7.748cm" svg:height="3.904cm">
          <chartooo:coordinate-region svg:x="1.281cm" svg:y="0.523cm" svg:width="6.836cm" svg:height="3.018cm"/>
          <chart:axis chart:dimension="x" chart:name="primary-x" chart:style-name="ch4" chartooo:axis-type="auto">
            <chartooo:date-scale/>
            <chart:title svg:x="3.41cm" svg:y="4.084cm" chart:style-name="ch5">
              <text:p>Threads</text:p>
            </chart:title>
            <chart:categories table:cell-range-address="local-table.$A$2:.$A$6"/>
          </chart:axis>
          <chart:axis chart:dimension="y" chart:name="primary-y" chart:style-name="ch6">
            <chart:title svg:x="-0.087cm" svg:y="2.763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193206">
                <text:p>0.0193206</text:p>
              </table:table-cell>
            </table:table-row>
            <table:table-row>
              <table:table-cell office:value-type="float" office:value="2">
                <text:p/>
              </table:table-cell>
              <table:table-cell office:value-type="float" office:value="0.0107289">
                <text:p>0.0107289</text:p>
              </table:table-cell>
            </table:table-row>
            <table:table-row>
              <table:table-cell office:value-type="float" office:value="4">
                <text:p/>
              </table:table-cell>
              <table:table-cell office:value-type="float" office:value="0.006587">
                <text:p>0.006587</text:p>
              </table:table-cell>
            </table:table-row>
            <table:table-row>
              <table:table-cell office:value-type="float" office:value="8">
                <text:p>10</text:p>
              </table:table-cell>
              <table:table-cell office:value-type="float" office:value="0.006325">
                <text:p>0.006325</text:p>
              </table:table-cell>
            </table:table-row>
            <table:table-row>
              <table:table-cell office:value-type="float" office:value="16">
                <text:p>20</text:p>
              </table:table-cell>
              <table:table-cell office:value-type="float" office:value="0.033007">
                <text:p>0.03300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06cm" svg:height="4.434cm" xlink:href="." xlink:type="simple" chart:class="chart:bar" chart:style-name="ch1">
        <chart:title svg:x="3.062cm" svg:y="0.008cm" chart:style-name="ch2">
          <text:p>Threshold</text:p>
        </chart:title>
        <chart:plot-area chart:style-name="ch3" chart:data-source-has-labels="both" svg:x="0.448cm" svg:y="0.458cm" svg:width="7.715cm" svg:height="3.549cm">
          <chartooo:coordinate-region svg:x="1.36cm" svg:y="0.67cm" svg:width="6.803cm" svg:height="2.664cm"/>
          <chart:axis chart:dimension="x" chart:name="primary-x" chart:style-name="ch4" chartooo:axis-type="auto">
            <chartooo:date-scale/>
            <chart:title svg:x="4.141cm" svg:y="3.935cm" chart:style-name="ch5">
              <text:p>Pixels</text:p>
            </chart:title>
            <chart:categories table:cell-range-address="local-table.$A$2:.$A$5"/>
          </chart:axis>
          <chart:axis chart:dimension="y" chart:name="primary-y" chart:style-name="ch6">
            <chart:title svg:x="0.007cm" svg:y="2.83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023445">
                <text:p>0.0023445</text:p>
              </table:table-cell>
            </table:table-row>
            <table:table-row>
              <table:table-cell office:value-type="float" office:value="1048576">
                <text:p>1048580</text:p>
              </table:table-cell>
              <table:table-cell office:value-type="float" office:value="0.00389667">
                <text:p>0.00389667</text:p>
              </table:table-cell>
            </table:table-row>
            <table:table-row>
              <table:table-cell office:value-type="float" office:value="1920000">
                <text:p>1920000</text:p>
              </table:table-cell>
              <table:table-cell office:value-type="float" office:value="0.0068395">
                <text:p>0.0068395</text:p>
              </table:table-cell>
            </table:table-row>
            <table:table-row>
              <table:table-cell office:value-type="float" office:value="9000000">
                <text:p>9000000</text:p>
              </table:table-cell>
              <table:table-cell office:value-type="float" office:value="0.0375821">
                <text:p>0.03758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82cm" svg:height="5.014cm" xlink:href="." xlink:type="simple" chart:class="chart:bar" chart:style-name="ch1">
        <chart:title svg:x="5.669cm" svg:y="0.001cm" chart:style-name="ch2">
          <text:p>Threshold</text:p>
        </chart:title>
        <chart:plot-area chart:style-name="ch3" chart:data-source-has-labels="both" svg:x="1.442cm" svg:y="0.543cm" svg:width="11.305cm" svg:height="3.941cm">
          <chartooo:coordinate-region svg:x="2.354cm" svg:y="0.755cm" svg:width="10.393cm" svg:height="3.056cm"/>
          <chart:axis chart:dimension="x" chart:name="primary-x" chart:style-name="ch4" chartooo:axis-type="text">
            <chart:title svg:x="5.886cm" svg:y="4.427cm" chart:style-name="ch5">
              <text:p>Threads, Image</text:p>
            </chart:title>
            <chart:categories table:cell-range-address="local-table.$A$2:.$A$5"/>
          </chart:axis>
          <chart:axis chart:dimension="y" chart:name="primary-y" chart:style-name="ch6">
            <chart:title svg:x="0.144cm" svg:y="3.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text:p>
              </table:table-cell>
              <table:table-cell office:value-type="float" office:value="0.00385612">
                <text:p>0.00385612</text:p>
              </table:table-cell>
            </table:table-row>
            <table:table-row>
              <table:table-cell office:value-type="string">
                <text:p>T=4 I=2</text:p>
              </table:table-cell>
              <table:table-cell office:value-type="float" office:value="0.0040474">
                <text:p>0.0040474</text:p>
              </table:table-cell>
            </table:table-row>
            <table:table-row>
              <table:table-cell office:value-type="string">
                <text:p>T=8 I=3</text:p>
              </table:table-cell>
              <table:table-cell office:value-type="float" office:value="0.005692">
                <text:p>0.005692</text:p>
              </table:table-cell>
            </table:table-row>
            <table:table-row>
              <table:table-cell office:value-type="string">
                <text:p>T=16 I=4</text:p>
              </table:table-cell>
              <table:table-cell office:value-type="float" office:value="0.0331243">
                <text:p>0.033124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ce2"/>
        <table:table-row table:style-name="ro1" table:number-rows-repeated="2">
          <table:table-cell table:style-name="Default" table:number-columns-repeated="2"/>
        </table:table-row>
        <table:table-row table:style-name="ro1">
          <table:table-cell office:value-type="string">
            <text:p>Threads</text:p>
          </table:table-cell>
          <table:table-cell office:value-type="string">
            <text:p>Time</text:p>
          </table:table-cell>
        </table:table-row>
        <table:table-row table:style-name="ro1">
          <table:table-cell office:value-type="float" office:value="1">
            <text:p>1</text:p>
          </table:table-cell>
          <table:table-cell office:value-type="float" office:value="1.398">
            <text:p>1,398</text:p>
          </table:table-cell>
        </table:table-row>
        <table:table-row table:style-name="ro1">
          <table:table-cell office:value-type="float" office:value="2">
            <text:p>2</text:p>
          </table:table-cell>
          <table:table-cell office:value-type="float" office:value="0.743">
            <text:p>0,743</text:p>
          </table:table-cell>
        </table:table-row>
        <table:table-row table:style-name="ro1">
          <table:table-cell office:value-type="float" office:value="4">
            <text:p>4</text:p>
          </table:table-cell>
          <table:table-cell office:value-type="float" office:value="0.425">
            <text:p>0,425</text:p>
          </table:table-cell>
        </table:table-row>
        <table:table-row table:style-name="ro1">
          <table:table-cell office:value-type="float" office:value="8">
            <text:p>8</text:p>
          </table:table-cell>
          <table:table-cell office:value-type="float" office:value="0.241">
            <text:p>0,241</text:p>
          </table:table-cell>
        </table:table-row>
        <table:table-row table:style-name="ro1">
          <table:table-cell office:value-type="float" office:value="16">
            <text:p>16</text:p>
          </table:table-cell>
          <table:table-cell office:value-type="float" office:value="0.159">
            <text:p>0,15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2:23.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46cm" svg:height="5.681cm" xlink:href="." xlink:type="simple" chart:class="chart:bar" chart:style-name="ch1">
        <chart:title svg:x="5.957cm" svg:y="-0.135cm" chart:style-name="ch2">
          <text:p>Blur</text:p>
        </chart:title>
        <chart:plot-area chart:style-name="ch3" chart:data-source-has-labels="both" svg:x="0.678cm" svg:y="0.372cm" svg:width="11.783cm" svg:height="4.686cm">
          <chartooo:coordinate-region svg:x="1.405cm" svg:y="0.585cm" svg:width="11.056cm" svg:height="3.8cm"/>
          <chart:axis chart:dimension="x" chart:name="primary-x" chart:style-name="ch4" chartooo:axis-type="auto">
            <chartooo:date-scale/>
            <chart:title svg:x="4.752cm" svg:y="5.094cm" chart:style-name="ch5">
              <text:p>Threads, Image, Radius</text:p>
            </chart:title>
            <chart:categories table:cell-range-address="local-table.$A$2:.$A$5"/>
          </chart:axis>
          <chart:axis chart:dimension="y" chart:name="primary-y" chart:style-name="ch6">
            <chart:title svg:x="-0.047cm" svg:y="3.81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0.193">
                <text:p>0.193</text:p>
              </table:table-cell>
            </table:table-row>
            <table:table-row>
              <table:table-cell office:value-type="string">
                <text:p>T=4 I=2 B=50</text:p>
              </table:table-cell>
              <table:table-cell office:value-type="float" office:value="0.254">
                <text:p>0.254</text:p>
              </table:table-cell>
            </table:table-row>
            <table:table-row>
              <table:table-cell office:value-type="string">
                <text:p>T=8 I=3 B=50</text:p>
              </table:table-cell>
              <table:table-cell office:value-type="float" office:value="0.282">
                <text:p>0.282</text:p>
              </table:table-cell>
            </table:table-row>
            <table:table-row>
              <table:table-cell office:value-type="string">
                <text:p>T=16 I=4 B=50</text:p>
              </table:table-cell>
              <table:table-cell office:value-type="float" office:value="0.607">
                <text:p>0.60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3" table:default-cell-style-name="Default"/>
        <table:table-column table:style-name="co1" table:number-columns-repeated="2" table:default-cell-style-name="ce2"/>
        <table:table-row table:style-name="ro1" table:number-rows-repeated="2">
          <table:table-cell table:number-columns-repeated="3"/>
          <table:table-cell table:style-name="Default" table:number-columns-repeated="2"/>
        </table:table-row>
        <table:table-row table:style-name="ro1">
          <table:table-cell table:number-columns-repeated="3"/>
          <table:table-cell office:value-type="string">
            <text:p>Image</text:p>
          </table:table-cell>
          <table:table-cell office:value-type="string">
            <text:p>Time</text:p>
          </table:table-cell>
        </table:table-row>
        <table:table-row table:style-name="ro1">
          <table:table-cell table:number-columns-repeated="3"/>
          <table:table-cell office:value-type="float" office:value="515788">
            <text:p>515788</text:p>
          </table:table-cell>
          <table:table-cell office:value-type="float" office:value="0.151">
            <text:p>0,151</text:p>
          </table:table-cell>
        </table:table-row>
        <table:table-row table:style-name="ro1">
          <table:table-cell table:number-columns-repeated="3"/>
          <table:table-cell office:value-type="float" office:value="1048576">
            <text:p>1048576</text:p>
          </table:table-cell>
          <table:table-cell office:value-type="float" office:value="0.252">
            <text:p>0,252</text:p>
          </table:table-cell>
        </table:table-row>
        <table:table-row table:style-name="ro1">
          <table:table-cell table:number-columns-repeated="3"/>
          <table:table-cell office:value-type="float" office:value="1920000">
            <text:p>1920000</text:p>
          </table:table-cell>
          <table:table-cell office:value-type="float" office:value="0.614">
            <text:p>0,614</text:p>
          </table:table-cell>
        </table:table-row>
        <table:table-row table:style-name="ro1">
          <table:table-cell table:number-columns-repeated="3"/>
          <table:table-cell office:value-type="float" office:value="9000000">
            <text:p>9000000</text:p>
          </table:table-cell>
          <table:table-cell office:value-type="float" office:value="1.86">
            <text:p>1,8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2:51.92">00:00:00</text:time></text:p>
        </style:region-right>
      </style:header>
      <style:header-left style:display="false"/>
      <style:footer>
        <text:p>Page <text:page-number>1</text:page-number> / <text:page-count>99</text:page-count></text:p>
      </style:footer>
      <style:footer-left style:display="false"/>
    </style:master-page>
  </office:master-styles>
</office:document-styles>
</file>